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35">
          <table:table-cell table:number-columns-repeated="1024"/>
        </table:table-row>
        <table:table-row table:style-name="ro1">
          <table:table-cell table:number-columns-repeated="499"/>
          <table:table-cell office:value-type="string" calcext:value-type="string">
            <text:p>FIRE AND WATER CONVERSIONS</text:p>
          </table:table-cell>
          <table:table-cell table:number-columns-repeated="5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23"/>
        </table:table-row>
        <table:table-row table:style-name="ro1">
          <table:table-cell table:number-columns-repeated="497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22"/>
        </table:table-row>
        <table:table-row table:style-name="ro1">
          <table:table-cell table:number-columns-repeated="49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22"/>
        </table:table-row>
        <table:table-row table:style-name="ro1">
          <table:table-cell table:number-columns-repeated="49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1"/>
        </table:table-row>
        <table:table-row table:style-name="ro1">
          <table:table-cell table:number-columns-repeated="483"/>
          <table:table-cell office:value-type="string" calcext:value-type="string">
            <text:p>ALL NATURE DMG</text:p>
          </table:table-cell>
          <table:table-cell table:number-columns-repeated="11"/>
          <table:table-cell office:value-type="string" calcext:value-type="string">
            <text:p>ALL FIRE DMG</text:p>
          </table:table-cell>
          <table:table-cell table:number-columns-repeated="7"/>
          <table:table-cell office:value-type="string" calcext:value-type="string">
            <text:p>ALL WATER DMG</text:p>
          </table:table-cell>
          <table:table-cell table:number-columns-repeated="11"/>
          <table:table-cell office:value-type="string" calcext:value-type="string">
            <text:p>ALL THUNDER DM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 + 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_small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MAJOR int_small AND 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table:style-name="ce2" office:value-type="string" calcext:value-type="string">
            <text:p>steady_ha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 SHIELD + MANA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0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</text:p>
          </table:table-cell>
          <table:table-cell table:number-columns-repeated="6"/>
          <table:table-cell office:value-type="string" calcext:value-type="string">
            <text:p>DODGE + ENE REGEN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% HAMMER DM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% <text:s/>ELE HAMMER 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% HAMMER DMG + HP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% HAMMER DM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BIG vi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 + ENERGY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small + dex_small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39"/>
        </table:table-row>
        <table:table-row table:style-name="ro1">
          <table:table-cell table:number-columns-repeated="456"/>
          <table:table-cell office:value-type="string" calcext:value-type="string">
            <text:p>% HAMMER DM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FIRE PEN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 PENE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 <text:s text:c="2"/>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6"/>
          <table:table-cell office:value-type="string" calcext:value-type="string">
            <text:p>ELE PENE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TER PEN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PENE</text:p>
          </table:table-cell>
          <table:table-cell table:number-columns-repeated="48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 <text:s text:c="2"/>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 <text:s text:c="2"/>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 + ENE 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 + HP REGE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table:style-name="ce2" office:value-type="string" calcext:value-type="string">
            <text:p>magical_lif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axe_ele_dmg_percent_big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_small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tr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2:24:27.484000000</dc:date>
    <meta:editing-duration>PT4M20S</meta:editing-duration>
    <meta:editing-cycles>3</meta:editing-cycles>
    <meta:generator>Trio_Office/6.1.3.2$Windows_x86 LibreOffice_project/</meta:generator>
    <meta:document-statistic meta:table-count="1" meta:cell-count="894" meta:object-count="0"/>
  </office:meta>
</office:document-meta>
</file>